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27A8347B050.png" manifest:media-type="image/png"/>
  <manifest:file-entry manifest:full-path="Pictures/100000000000039000000107EFE3824E.png" manifest:media-type="image/png"/>
  <manifest:file-entry manifest:full-path="Pictures/1000000000000529000000A41F17350D.png" manifest:media-type="image/png"/>
  <manifest:file-entry manifest:full-path="Pictures/1000000000000441000000885539126F.png" manifest:media-type="image/png"/>
  <manifest:file-entry manifest:full-path="Pictures/10000000000003D20000027BD4FBF7AC.png" manifest:media-type="image/png"/>
  <manifest:file-entry manifest:full-path="Pictures/10000000000003CF0000027B922B86E6.png" manifest:media-type="image/png"/>
  <manifest:file-entry manifest:full-path="Pictures/10000000000003C90000024B893D4BB5.png" manifest:media-type="image/png"/>
  <manifest:file-entry manifest:full-path="Pictures/10000000000003D10000027905893FB9.png" manifest:media-type="image/png"/>
  <manifest:file-entry manifest:full-path="Pictures/10000000000003D10000028187428CA1.png" manifest:media-type="image/png"/>
  <manifest:file-entry manifest:full-path="Pictures/1000000000000393000001130ACA2A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 1" text:anchor-type="as-char" svg:width="15cm" svg:height="4.509cm" draw:z-index="1"><draw:image xlink:href="Pictures/1000000000000393000001130ACA2A3F.png" xlink:type="simple" xlink:show="embed" xlink:actuate="onLoad"/></draw:frame></text:p>
      <text:p text:style-name="Standard"/>
      <text:p text:style-name="Standard"><draw:frame draw:style-name="fr1" draw:name="Figura1" text:anchor-type="as-char" svg:width="15cm" svg:height="4.509cm" draw:z-index="2"><draw:image xlink:href="Pictures/1000000000000393000001130ACA2A3F.png" xlink:type="simple" xlink:show="embed" xlink:actuate="onLoad"/></draw:frame></text:p>
      <text:p text:style-name="Standard"/>
      <text:p text:style-name="Standard"><draw:frame draw:style-name="fr2" draw:name="Figura4" text:anchor-type="char" svg:y="0.002cm" svg:width="15cm" svg:height="9.768cm" draw:z-index="3"><draw:image xlink:href="Pictures/10000000000003CF0000027B922B86E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char" svg:y="0.002cm" svg:width="15.108cm" svg:height="9.809cm" draw:z-index="0"><draw:image xlink:href="Pictures/10000000000003D20000027BD4FBF7AC.png" xlink:type="simple" xlink:show="embed" xlink:actuate="onLoad"/></draw:frame><text:soft-page-break/></text:p>
      <text:p text:style-name="Standard"/>
      <text:p text:style-name="Standard"><draw:frame draw:style-name="fr2" draw:name="Figura2" text:anchor-type="char" svg:y="0.002cm" svg:width="15cm" svg:height="9.841cm" draw:z-index="4"><draw:image xlink:href="Pictures/10000000000003D10000028187428CA1.png" xlink:type="simple" xlink:show="embed" xlink:actuate="onLoad"/></draw:frame></text:p>
      <text:p text:style-name="Standard"/>
      <text:p text:style-name="Standard"><draw:frame draw:style-name="fr2" draw:name="Figura5" text:anchor-type="char" svg:y="0.002cm" svg:width="15cm" svg:height="1.873cm" draw:z-index="5"><draw:image xlink:href="Pictures/1000000000000441000000885539126F.png" xlink:type="simple" xlink:show="embed" xlink:actuate="onLoad"/></draw:frame></text:p>
      <text:p text:style-name="Standard"><draw:frame draw:style-name="fr2" draw:name="Figura6" text:anchor-type="char" svg:y="0.002cm" svg:width="15cm" svg:height="1.861cm" draw:z-index="6"><draw:image xlink:href="Pictures/1000000000000529000000A41F17350D.png" xlink:type="simple" xlink:show="embed" xlink:actuate="onLoad"/></draw:frame><text:soft-page-break/></text:p>
      <text:p text:style-name="Standard"/>
      <text:p text:style-name="Standard"><draw:frame draw:style-name="fr1" draw:name="Imagem 4" text:anchor-type="as-char" svg:width="14.956cm" svg:height="4.613cm" draw:z-index="7"><draw:image xlink:href="Pictures/100000000000039000000107EFE3824E.png" xlink:type="simple" xlink:show="embed" xlink:actuate="onLoad"/></draw:frame></text:p>
      <text:p text:style-name="Standard"/>
      <text:p text:style-name="Standard"><draw:frame draw:style-name="fr2" draw:name="Figura7" text:anchor-type="char" svg:y="0.002cm" svg:width="15cm" svg:height="9.774cm" draw:z-index="8"><draw:image xlink:href="Pictures/10000000000003CD0000027A8347B050.png" xlink:type="simple" xlink:show="embed" xlink:actuate="onLoad"/></draw:frame></text:p>
      <text:p text:style-name="Standard"><draw:frame draw:style-name="fr2" draw:name="Figura8" text:anchor-type="char" svg:y="0.002cm" svg:width="15cm" svg:height="9.717cm" draw:z-index="9"><draw:image xlink:href="Pictures/10000000000003D10000027905893FB9.png" xlink:type="simple" xlink:show="embed" xlink:actuate="onLoad"/></draw:frame><text:soft-page-break/></text:p>
      <text:p text:style-name="Standard"/>
      <text:p text:style-name="Standard"><draw:frame draw:style-name="fr2" draw:name="Figura9" text:anchor-type="char" svg:y="0.002cm" svg:width="15cm" svg:height="9.086cm" draw:z-index="10"><draw:image xlink:href="Pictures/10000000000003C90000024B893D4B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6:22:43.891000000</meta:creation-date>
    <dc:date>2018-04-02T16:42:45.088000000</dc:date>
    <meta:editing-duration>PT19M57S</meta:editing-duration>
    <meta:editing-cycles>11</meta:editing-cycles>
    <meta:generator>LibreOffice/4.2.5.2$Windows_x86 LibreOffice_project/6ff819b65674ae6c83f3cbab9e4a4c2b292a7a94</meta:generator>
    <meta:document-statistic meta:table-count="0" meta:image-count="11" meta:object-count="0" meta:page-count="4" meta:paragraph-count="3" meta:word-count="0" meta:character-count="0" meta:non-whitespace-character-count="0"/>
  </office:meta>
</office:document-meta>
</file>